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6688a" officeooo:paragraph-rsid="00166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place assessment 2 repo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09:34:59.321398908</meta:creation-date>
    <dc:date>2022-04-27T09:36:40.762756271</dc:date>
    <meta:editing-duration>PT1M42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7.2.5.1$Linux_X86_64 LibreOffice_project/20$Build-1</meta:generator>
  </office:meta>
</office:document-meta>
</file>